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esting odfWeave and FLR</text:h>
      <text:p text:style-name="P2"/>
      <text:p text:style-name="P2">First let's load FLCore and the ple4 dataset.</text:p>
      <text:p text:style-name="P2"/>
      <text:p text:style-name="P2">&lt;&lt;&gt;&gt;=</text:p>
      <text:p text:style-name="P2">library(FLCore)</text:p>
      <text:p text:style-name="P2">data(ple4)</text:p>
      <text:p text:style-name="P2">@</text:p>
      <text:p text:style-name="P2"/>
      <text:p text:style-name="P4">The test of catch.n acessor</text:p>
      <text:p text:style-name="P4"/>
      <text:p text:style-name="P4">&lt;&lt;&gt;&gt;=</text:p>
      <text:p text:style-name="P4">flq ← catch.n(ple4)</text:p>
      <text:p text:style-name="P4">all.equal(flq,ple4@catch.n)</text:p>
      <text:p text:style-name="P4">@</text:p>
      <text:p text:style-name="P4"/>
      <text:p text:style-name="P2">Now the plot</text:p>
      <text:p text:style-name="P2"/>
      <text:p text:style-name="P3">&lt;&lt;echo=FALSE, results=hide, fig = TRUE&gt;&gt;=</text:p>
      <text:p text:style-name="P3">print(plot(ple4))</text:p>
      <text:p text:style-name="P4">@</text:p>
      <text:p text:style-name="P4"/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nesto Jardim</meta:initial-creator>
    <meta:creation-date>2010-07-23T16:37:25</meta:creation-date>
    <dc:date>2010-07-23T17:05:16</dc:date>
    <dc:creator>Ernesto Jardim</dc:creator>
    <meta:editing-duration>PT00H27M51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1" meta:paragraph-count="15" meta:word-count="37" meta:character-count="250"/>
  </office:meta>
</office:document-meta>
</file>